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A50D1EED.png" manifest:media-type=""/>
  <manifest:file-entry manifest:full-path="Pictures/100002010000004900000071A45FCE05.png" manifest:media-type=""/>
  <manifest:file-entry manifest:full-path="Pictures/1000000000000110000000BA1E83DF53.png" manifest:media-type=""/>
  <manifest:file-entry manifest:full-path="Pictures/10000000000000C8000000BCB9D81F0B.png" manifest:media-type=""/>
  <manifest:file-entry manifest:full-path="Pictures/10000000000001880000006693B4EA46.png" manifest:media-type=""/>
  <manifest:file-entry manifest:full-path="Pictures/10000000000000960000009628993E8F.png" manifest:media-type=""/>
  <manifest:file-entry manifest:full-path="Pictures/100002000000016A0000002CFA6F393D.gif" manifest:media-type=""/>
  <manifest:file-entry manifest:full-path="Pictures/100000000000016A0000008B4CA2D690.png" manifest:media-type=""/>
  <manifest:file-entry manifest:full-path="Pictures/1000000000000127000000AB5430E9ED.png" manifest:media-type=""/>
  <manifest:file-entry manifest:full-path="Pictures/10000000000000D300000047ED1205E1.png" manifest:media-type=""/>
  <manifest:file-entry manifest:full-path="Pictures/10000000000000E1000000E1FA975057.png" manifest:media-type=""/>
  <manifest:file-entry manifest:full-path="Pictures/100002010000006A00000046D2787B35.png" manifest:media-type=""/>
  <manifest:file-entry manifest:full-path="Pictures/1000020100000997000009966E1E2CB7.png" manifest:media-type=""/>
  <manifest:file-entry manifest:full-path="Pictures/100000000000007300000073931DCBD7.png" manifest:media-type=""/>
  <manifest:file-entry manifest:full-path="Pictures/10000201000001F40000007DFC428106.png" manifest:media-type=""/>
  <manifest:file-entry manifest:full-path="Pictures/10000000000000A0000000A08213CAC6.png" manifest:media-type=""/>
  <manifest:file-entry manifest:full-path="Pictures/100000000000011A00000093A9B2DCAD.png" manifest:media-type=""/>
  <manifest:file-entry manifest:full-path="Pictures/10000201000000EB0000008259A973EA.png" manifest:media-type=""/>
  <manifest:file-entry manifest:full-path="Pictures/10000000000000B00000003AAD585D41.png" manifest:media-type=""/>
  <manifest:file-entry manifest:full-path="Pictures/100000000000027B000001332A9616B9.png" manifest:media-type=""/>
  <manifest:file-entry manifest:full-path="Pictures/100000000000017600000087DEE053E0.png" manifest:media-type=""/>
  <manifest:file-entry manifest:full-path="Pictures/100002010000009A000000833546E8F8.png" manifest:media-type=""/>
  <manifest:file-entry manifest:full-path="Pictures/100002000000017D0000005B2AB73405.gif" manifest:media-type=""/>
  <manifest:file-entry manifest:full-path="Pictures/100000000000012400000059C26D0D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line-height="80%"/>
    </style:style>
    <style:style style:name="P5" style:family="paragraph">
      <style:paragraph-properties fo:line-height="70%" fo:text-align="center"/>
    </style:style>
    <style:style style:name="P6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2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3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cm" svg:height="2.03cm" svg:x="12.4cm" svg:y="1.17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2.976cm" svg:height="2.976cm" svg:x="6.224cm" svg:y="16.624cm">
          <draw:image xlink:href="Pictures/10000000000000960000009628993E8F.png" xlink:type="simple" xlink:show="embed" xlink:actuate="onLoad">
            <text:p/>
          </draw:image>
        </draw:frame>
        <draw:frame draw:style-name="gr1" draw:text-style-name="P1" draw:layer="layout" svg:width="4cm" svg:height="4cm" svg:x="23cm" svg:y="0.2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17cm" svg:height="2.93cm" svg:x="0.4cm" svg:y="9.6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9.136cm" svg:y="1.7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19.8cm" svg:y="0.8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1cm" svg:y="6.4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9.69cm" svg:y="4.8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3.6cm" svg:y="4.216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16.71cm" svg:y="4.6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4.369cm" svg:height="1.136cm" svg:x="0.831cm" svg:y="14.464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1cm" svg:y="12.635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13.6cm" svg:y="17.6cm">
          <draw:image xlink:href="Pictures/10000000000000B00000003AAD585D41.png" xlink:type="simple" xlink:show="embed" xlink:actuate="onLoad">
            <text:p/>
          </draw:image>
        </draw:frame>
        <draw:frame draw:style-name="gr2" draw:text-style-name="P2" draw:layer="layout" svg:width="8.313cm" svg:height="0.962cm" svg:x="0.4cm" svg:y="0.438cm">
          <draw:text-box>
            <text:p><text:span text:style-name="T1">OSI Affiliates, May 1, 2013</text:span></text:p>
          </draw:text-box>
        </draw:frame>
        <draw:frame draw:style-name="gr1" draw:text-style-name="P1" draw:layer="layout" svg:width="3.837cm" svg:height="2cm" svg:x="4.763cm" svg:y="2.6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9.6cm" svg:y="11.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3" draw:layer="layout" svg:width="0.608cm" svg:height="0.608cm" svg:x="24.88cm" svg:y="16.343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6" draw:layer="layout" svg:width="8.215cm" svg:height="3.38cm" svg:x="18.385cm" svg:y="16.646cm">
            <draw:text-box>
              <text:p text:style-name="P4"><text:span text:style-name="T2">open</text:span><text:span text:style-name="T3"> source</text:span></text:p>
              <text:p text:style-name="P5"><text:span text:style-name="T3">initiative</text:span></text:p>
            </draw:text-box>
          </draw:frame>
        </draw:g>
        <draw:frame draw:style-name="gr1" draw:text-style-name="P1" draw:layer="layout" svg:width="4.721cm" svg:height="1.18cm" svg:x="22.4cm" svg:y="8.02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6.8cm" svg:y="0.794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0.986cm" svg:y="16.554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0.094cm" svg:y="16.902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0.629cm" svg:y="17.282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9.666cm" svg:y="19.384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0.188cm" svg:y="19.938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0.8cm" svg:y="2.2cm">
          <draw:image xlink:href="Pictures/1000020100000997000009966E1E2CB7.png" xlink:type="simple" xlink:show="embed" xlink:actuate="onLoad">
            <text:p/>
          </draw:image>
        </draw:frame>
        <draw:frame draw:style-name="gr1" draw:text-style-name="P1" draw:layer="layout" svg:width="5.351cm" svg:height="1.8cm" svg:x="5.649cm" svg:y="13.6cm">
          <draw:image xlink:href="Pictures/10000000000000D300000047ED1205E1.png" xlink:type="simple" xlink:show="embed" xlink:actuate="onLoad">
            <text:p/>
          </draw:image>
        </draw:frame>
        <draw:frame draw:style-name="gr1" draw:text-style-name="P1" draw:layer="layout" svg:width="4.653cm" svg:height="2.697cm" svg:x="9cm" svg:y="8.903cm">
          <draw:image xlink:href="Pictures/1000000000000127000000AB5430E9ED.png" xlink:type="simple" xlink:show="embed" xlink:actuate="onLoad">
            <text:p/>
          </draw:image>
        </draw:frame>
        <draw:frame draw:style-name="gr1" draw:text-style-name="P1" draw:layer="layout" svg:width="2.797cm" svg:height="1.843cm" svg:x="6cm" svg:y="5.357cm">
          <draw:image xlink:href="Pictures/100002010000006A00000046D2787B35.png" xlink:type="simple" xlink:show="embed" xlink:actuate="onLoad">
            <text:p/>
          </draw:image>
        </draw:frame>
        <draw:frame draw:style-name="gr1" draw:text-style-name="P1" draw:layer="layout" svg:width="5.2cm" svg:height="0.631cm" svg:x="21.6cm" svg:y="5cm">
          <draw:image xlink:href="Pictures/100002000000016A0000002CFA6F393D.gif" xlink:type="simple" xlink:show="embed" xlink:actuate="onLoad">
            <text:p/>
          </draw:image>
        </draw:frame>
        <draw:frame draw:style-name="gr1" draw:text-style-name="P1" draw:layer="layout" svg:width="4.232cm" svg:height="3.6cm" svg:x="4.368cm" svg:y="9cm">
          <draw:image xlink:href="Pictures/100002010000009A000000833546E8F8.png" xlink:type="simple" xlink:show="embed" xlink:actuate="onLoad">
            <text:p/>
          </draw:image>
        </draw:frame>
        <draw:frame draw:style-name="gr1" draw:text-style-name="P1" draw:layer="layout" svg:width="7.559cm" svg:height="1.805cm" svg:x="14.041cm" svg:y="8.6cm">
          <draw:image xlink:href="Pictures/100002000000017D0000005B2AB73405.gif" xlink:type="simple" xlink:show="embed" xlink:actuate="onLoad">
            <text:p/>
          </draw:image>
        </draw:frame>
        <draw:frame draw:style-name="gr1" draw:text-style-name="P1" draw:layer="layout" svg:width="4.662cm" svg:height="2.579cm" svg:x="1cm" svg:y="16.821cm">
          <draw:image xlink:href="Pictures/10000201000000EB0000008259A973EA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Phipps</meta:initial-creator>
    <meta:creation-date>2012-02-04T11:38:23</meta:creation-date>
    <meta:editing-duration>P1DT9H27M48S</meta:editing-duration>
    <meta:editing-cycles>7</meta:editing-cycles>
    <dc:date>2013-05-01T20:32:48</dc:date>
    <meta:generator>LibreOffice/4.0.2.2$MacOSX_x86 LibreOffice_project/4c82dcdd6efcd48b1d8bba66bfe1989deee49c3</meta:generator>
    <meta:document-statistic meta:object-count="60"/>
  </office:meta>
</office:document-meta>
</file>